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276cm" draw:marker-end-width="0.276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43cm"/>
    </style:style>
    <style:style style:name="gr7" style:family="graphic" style:parent-style-name="standard">
      <style:graphic-properties svg:stroke-width="0.102cm" svg:stroke-color="#ff6633" draw:marker-start-width="0.352cm" draw:marker-end-width="0.352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tyle="italic" style:font-style-asian="italic" style:font-style-complex="italic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style:text-position="sub 80%"/>
    </style:style>
    <style:style style:name="T3" style:family="text">
      <style:text-properties fo:text-shadow="none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xml:id="id3" draw:id="id3" draw:layer="layout" svg:width="6.349cm" svg:height="2.666cm" svg:x="13.292cm" svg:y="5.492cm" svg:viewBox="0 0 6350 2667" svg:d="M0 2667v-2667h6350v2667zM1270 0v2667zM2540 0v2667zM3810 0v2667zM5080 0v2667z">
          <svg:title>Queue</svg:title>
          <text:p/>
        </draw:path>
        <draw:frame draw:style-name="gr2" draw:text-style-name="P1" draw:layer="layout" svg:width="2.002cm" svg:height="1.001cm" svg:x="4.053cm" svg:y="8.81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custom-shape draw:style-name="gr3" draw:text-style-name="P1" xml:id="id1" draw:id="id1" draw:layer="layout" svg:width="1.905cm" svg:height="1.905cm" svg:x="2.397cm" svg:y="5.873cm">
            <text:p text:style-name="P1">G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" draw:layer="layout" svg:width="4.291cm" svg:height="1.016cm" svg:x="1.254cm" svg:y="4.857cm">
            <draw:text-box>
              <text:p text:style-name="P1">Game server</text:p>
            </draw:text-box>
          </draw:frame>
        </draw:g>
        <draw:connector draw:style-name="gr5" draw:text-style-name="P1" draw:layer="layout" draw:type="lines" svg:x1="4.302cm" svg:y1="6.826cm" svg:x2="5.799cm" svg:y2="6.825cm" draw:start-shape="id1" draw:start-glue-point="10" draw:end-shape="id2" draw:end-glue-point="3" svg:d="M4302 6826h526l420-1h551" svg:viewBox="0 0 1498 2">
          <text:p/>
        </draw:connector>
        <draw:connector draw:style-name="gr5" draw:text-style-name="P1" draw:layer="layout" draw:type="lines" svg:x1="11.895cm" svg:y1="6.825cm" svg:x2="13.292cm" svg:y2="6.825cm" draw:start-shape="id2" draw:end-shape="id3" svg:d="M11895 6825h552 319 526" svg:viewBox="0 0 1398 1">
          <text:p/>
        </draw:connector>
        <draw:frame draw:style-name="gr6" draw:layer="layout" svg:width="6.35cm" svg:height="1.673cm" svg:x="13.319cm" svg:y="3.946cm">
          <draw:text-box>
            <text:p text:style-name="P1"><text:span text:style-name="T1">game_info</text:span></text:p>
            <text:p text:style-name="P1">durable: true</text:p>
          </draw:text-box>
        </draw:frame>
        <draw:custom-shape draw:style-name="gr3" draw:text-style-name="P1" xml:id="id4" draw:id="id4" draw:layer="layout" svg:width="1.905cm" svg:height="1.905cm" svg:x="25.357cm" svg:y="5.873cm">
          <text:p text:style-name="P1">L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5.08cm" svg:height="1.016cm" svg:x="22.817cm" svg:y="1.682cm">
          <draw:text-box>
            <text:p text:style-name="P1">Lobby servers</text:p>
          </draw:text-box>
        </draw:frame>
        <draw:connector draw:style-name="gr5" draw:text-style-name="P1" draw:layer="layout" draw:type="lines" svg:x1="19.642cm" svg:y1="6.825cm" svg:x2="25.357cm" svg:y2="6.826cm" draw:start-shape="id3" draw:start-glue-point="1" draw:end-shape="id4" draw:end-glue-point="6" svg:d="M19642 6825h526l4662 1h527" svg:viewBox="0 0 5716 2">
          <text:p/>
        </draw:connector>
        <draw:custom-shape draw:style-name="gr7" draw:text-style-name="P1" xml:id="id2" draw:id="id2" draw:layer="layout" svg:width="6.096cm" svg:height="3.429cm" svg:x="5.799cm" svg:y="5.111cm">
          <text:p text:style-name="P1"><text:span text:style-name="T3">Request</text:span></text:p>
          <text:p text:style-name="P1">persistent = true</text:p>
          <text:p text:style-name="P1">type = msg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4.71cm" svg:height="0.962cm" svg:x="20.658cm" svg:y="5.873cm">
          <draw:text-box>
            <text:p text:style-name="P2"><text:span text:style-name="T4">noAck = false</text:span></text:p>
          </draw:text-box>
        </draw:frame>
        <draw:custom-shape draw:style-name="gr3" draw:text-style-name="P1" xml:id="id5" draw:id="id5" draw:layer="layout" svg:width="1.905cm" svg:height="1.905cm" svg:x="24.722cm" svg:y="3.079cm">
          <text:p text:style-name="P1">L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905cm" svg:height="1.905cm" svg:x="24.722cm" svg:y="8.54cm">
          <text:p text:style-name="P1">L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draw:line-skew="0cm -0.616cm" svg:x1="19.642cm" svg:y1="6.825cm" svg:x2="24.722cm" svg:y2="4.032cm" draw:start-shape="id3" draw:start-glue-point="1" draw:end-shape="id5" draw:end-glue-point="6" svg:d="M19642 6825h526l3411-2793h1143" svg:viewBox="0 0 5081 2794">
          <text:p/>
        </draw:connector>
        <draw:connector draw:style-name="gr5" draw:text-style-name="P1" draw:layer="layout" draw:type="lines" draw:line-skew="0cm -0.616cm" svg:x1="19.642cm" svg:y1="6.825cm" svg:x2="24.722cm" svg:y2="9.493cm" draw:start-shape="id3" draw:start-glue-point="1" draw:end-shape="id6" draw:end-glue-point="6" svg:d="M19642 6825h526l3411 2668h1143" svg:viewBox="0 0 5081 26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54cm" fo:margin-bottom="0.391cm" fo:margin-left="1cm" fo:margin-right="1cm" fo:page-width="29.693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elez </meta:initial-creator>
    <meta:creation-date>2015-12-20T17:10:17.413636214</meta:creation-date>
    <dc:date>2015-12-20T19:16:35.549175876</dc:date>
    <dc:creator>xelez </dc:creator>
    <meta:editing-duration>PT9M53S</meta:editing-duration>
    <meta:editing-cycles>7</meta:editing-cycles>
    <meta:generator>LibreOffice/4.2.8.2$Linux_X86_64 LibreOffice_project/420m0$Build-2</meta:generator>
    <meta:document-statistic meta:object-count="17"/>
  </office:meta>
</office:document-meta>
</file>

<file path=Object 1/content.xml><?xml version="1.0" encoding="utf-8"?>
<math xmlns="http://www.w3.org/1998/Math/MathML" display="block"/>
</file>